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769cm"/>
    </style:style>
    <style:style style:name="ro1" style:family="table-row">
      <style:table-row-properties style:row-height="6.9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4cm" fo:break-before="auto" style:use-optimal-row-height="false"/>
    </style:style>
    <style:style style:name="ro4" style:family="table-row">
      <style:table-row-properties style:row-height="0.4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06pt solid #000000" fo:background-color="#b4c7dc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4c7d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3465a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0036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6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ackground-color="#b4c7dc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b4c7d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b4c7dc" fo:border-left="none" fo:border-right="none" fo:border-top="0.06pt solid #000000"/>
    </style:style>
    <style:style style:name="ce28" style:family="table-cell" style:parent-style-name="Default">
      <style:table-cell-properties fo:background-color="#b4c7dc" fo:border="0.06pt solid #000000"/>
    </style:style>
    <style:style style:name="ce32" style:family="table-cell" style:parent-style-name="Default">
      <style:table-cell-properties fo:background-color="#b4c7dc" fo:border="0.06pt solid #000000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30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50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erformance" draw:style-name="gr1" draw:text-style-name="P1" svg:width="24.357cm" svg:height="6.922cm" svg:x="0cm" svg:y="0cm">
            <draw:object draw:notify-on-update-of-ranges="Sheet1.I3:Sheet1.I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erformance</svg:titl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2" table:default-cell-style-name="ce7"/>
        <table:table-column table:style-name="co2" table:default-cell-style-name="ce20"/>
        <table:table-column table:style-name="co2" table:default-cell-style-name="ce7"/>
        <table:table-column table:style-name="co6" table:default-cell-style-name="ce7"/>
        <table:table-column table:style-name="co2" table:number-columns-repeated="1013" table:default-cell-style-name="ce7"/>
        <table:table-row table:style-name="ro1">
          <table:table-cell table:style-name="ce1" table:number-columns-repeated="2"/>
          <table:table-cell table:style-name="ce19" table:number-columns-repeated="3"/>
          <table:table-cell table:style-name="ce1"/>
          <table:table-cell table:style-name="ce26" table:number-columns-repeated="1018"/>
        </table:table-row>
        <table:table-row table:style-name="ro2">
          <table:table-cell table:style-name="ce2" office:value-type="string" calcext:value-type="string">
            <text:p>Contest</text:p>
          </table:table-cell>
          <table:table-cell table:style-name="ce2" office:value-type="string" calcext:value-type="string">
            <text:p>Date</text:p>
          </table:table-cell>
          <table:table-cell table:style-name="ce23" office:value-type="string" calcext:value-type="string">
            <text:p>Points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No questions</text:p>
          </table:table-cell>
          <table:table-cell table:style-name="ce2" office:value-type="string" calcext:value-type="string">
            <text:p>Ranking</text:p>
          </table:table-cell>
          <table:table-cell table:style-name="ce28" office:value-type="string" calcext:value-type="string">
            <text:p>My position</text:p>
          </table:table-cell>
          <table:table-cell table:style-name="ce28" office:value-type="string" calcext:value-type="string">
            <text:p>Finish</text:p>
          </table:table-cell>
          <table:table-cell table:style-name="ce32" office:value-type="string" calcext:value-type="string">
            <text:p>Percentile</text:p>
          </table:table-cell>
          <table:table-cell table:style-name="ce28"/>
          <table:table-cell table:style-name="ce28" office:value-type="string" calcext:value-type="string">
            <text:p>Summary Stats</text:p>
          </table:table-cell>
          <table:table-cell table:style-name="ce28" table:number-columns-repeated="1013"/>
        </table:table-row>
        <table:table-row table:style-name="ro2">
          <table:table-cell table:style-name="ce5" office:value-type="string" calcext:value-type="string">
            <text:p><text:a xlink:href="https://leetcode.com/contest/weekly-contest-269" xlink:type="simple">Weekly Contest 269Dec 01, 2021 at 2:42 PM</text:a></text:p>
          </table:table-cell>
          <table:table-cell table:style-name="ce8" office:value-type="string" calcext:value-type="string">
            <text:p>01/12/2021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1:4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976/6615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6615" calcext:value-type="float">
            <text:p>6615</text:p>
          </table:table-cell>
          <table:table-cell table:style-name="ce18" table:formula="of:=[.G3]/[.H3]" office:value-type="percentage" office:value="0.147543461829176" calcext:value-type="percentage">
            <text:p>14.75%</text:p>
          </table:table-cell>
          <table:table-cell/>
          <table:table-cell table:style-name="ce21" table:formula="of:=AVERAGE([.I:.I])" office:value-type="percentage" office:value="0.0819340914257314" calcext:value-type="percentage">
            <text:p>8.19%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<text:a xlink:href="https://leetcode.com/contest/weekly-contest-258" xlink:type="simple">Weekly Contest 258Feb 16, 2022 at 8:32 AM</text:a></text:p>
          </table:table-cell>
          <table:table-cell table:style-name="ce9" office:value-type="string" calcext:value-type="string">
            <text:p>16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38:0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638/7661</text:p>
          </table:table-cell>
          <table:table-cell office:value-type="float" office:value="638" calcext:value-type="float">
            <text:p>638</text:p>
          </table:table-cell>
          <table:table-cell office:value-type="float" office:value="7661" calcext:value-type="float">
            <text:p>7661</text:p>
          </table:table-cell>
          <table:table-cell table:style-name="ce18" table:formula="of:=[.G4]/[.H4]" office:value-type="percentage" office:value="0.0832789453074011" calcext:value-type="percentage">
            <text:p>8.33%</text:p>
          </table:table-cell>
          <table:table-cell/>
          <table:table-cell table:style-name="ce21" table:formula="of:=MEDIAN([.I:.I])" office:value-type="percentage" office:value="0.0672903157223344" calcext:value-type="percentage">
            <text:p>6.73%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<text:a xlink:href="https://leetcode.com/contest/weekly-contest-198" xlink:type="simple">Weekly Contest 198Jul 16, 2021 at 9:25 PM</text:a></text:p>
          </table:table-cell>
          <table:table-cell table:style-name="ce9" office:value-type="string" calcext:value-type="string">
            <text:p>16/07/2021</text:p>
          </table:table-cell>
          <table:table-cell table:style-name="ce12" office:value-type="string" calcext:value-type="string">
            <text:p>3/21</text:p>
          </table:table-cell>
          <table:table-cell table:style-name="ce12" office:value-type="string" calcext:value-type="string">
            <text:p>0:14:53</text:p>
          </table:table-cell>
          <table:table-cell table:style-name="ce12" office:value-type="string" calcext:value-type="string">
            <text:p>1/4</text:p>
          </table:table-cell>
          <table:table-cell table:style-name="ce5" office:value-type="string" calcext:value-type="string">
            <text:p>3728/9373</text:p>
          </table:table-cell>
          <table:table-cell office:value-type="float" office:value="3728" calcext:value-type="float">
            <text:p>3728</text:p>
          </table:table-cell>
          <table:table-cell office:value-type="float" office:value="9373" calcext:value-type="float">
            <text:p>9373</text:p>
          </table:table-cell>
          <table:table-cell table:style-name="ce18" table:formula="of:=[.G5]/[.H5]" office:value-type="percentage" office:value="0.397738184145951" calcext:value-type="percentage">
            <text:p>39.77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leetcode-weekly-contest-54" xlink:type="simple">Weekly Contest 54Jul 23, 2021 at 12:50 PM</text:a></text:p>
          </table:table-cell>
          <table:table-cell table:style-name="ce9" office:value-type="string" calcext:value-type="string">
            <text:p>23/07/2021</text:p>
          </table:table-cell>
          <table:table-cell table:style-name="ce5" office:value-type="string" calcext:value-type="string">
            <text:p>15/25</text:p>
          </table:table-cell>
          <table:table-cell table:style-name="ce12" office:value-type="string" calcext:value-type="string">
            <text:p>1:10:58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268/3232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3232" calcext:value-type="float">
            <text:p>3232</text:p>
          </table:table-cell>
          <table:table-cell table:style-name="ce18" table:formula="of:=[.G6]/[.H6]" office:value-type="percentage" office:value="0.0829207920792079" calcext:value-type="percentage">
            <text:p>8.29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span text:style-name="T1"><text:a xlink:href="https://leetcode.com/contest/leetcode-weekly-contest-54" xlink:type="simple">Weekly Contest 54Jul 23, 2021 at 12:50 PM</text:a></text:span></text:p>
          </table:table-cell>
          <table:table-cell table:style-name="ce9" office:value-type="string" calcext:value-type="string">
            <text:p>24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5:06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874/15220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15220" calcext:value-type="float">
            <text:p>15220</text:p>
          </table:table-cell>
          <table:table-cell table:style-name="ce18" table:formula="of:=[.G7]/[.H7]" office:value-type="percentage" office:value="0.0574244415243101" calcext:value-type="percentage">
            <text:p>5.74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biweekly-contest-70" xlink:type="simple">Biweekly Contest 70Jan 25, 2022 at 5:03 PM</text:a></text:p>
          </table:table-cell>
          <table:table-cell table:style-name="ce9" office:value-type="string" calcext:value-type="string">
            <text:p>25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38:14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1025/14015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4015" calcext:value-type="float">
            <text:p>14015</text:p>
          </table:table-cell>
          <table:table-cell table:style-name="ce18" table:formula="of:=[.G8]/[.H8]" office:value-type="percentage" office:value="0.0731359257937924" calcext:value-type="percentage">
            <text:p>7.31%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<text:a xlink:href="https://leetcode.com/contest/weekly-contest-275" xlink:type="simple">Weekly Contest 275Jan 26, 2022 at 4:21 PM</text:a></text:p>
          </table:table-cell>
          <table:table-cell table:style-name="ce9" office:value-type="string" calcext:value-type="string">
            <text:p>26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2:02:16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1629/11343</text:p>
          </table:table-cell>
          <table:table-cell table:style-name="ce5" office:value-type="float" office:value="1629" calcext:value-type="float">
            <text:p>1629</text:p>
          </table:table-cell>
          <table:table-cell table:style-name="ce5" office:value-type="float" office:value="11343" calcext:value-type="float">
            <text:p>11343</text:p>
          </table:table-cell>
          <table:table-cell table:style-name="ce18" table:formula="of:=[.G9]/[.H9]" office:value-type="percentage" office:value="0.143612800846337" calcext:value-type="percentage">
            <text:p>14.36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4" xlink:type="simple">Weekly Contest 274Jan 27, 2022 at 12:24 PM</text:a></text:p>
          </table:table-cell>
          <table:table-cell table:style-name="ce9" office:value-type="string" calcext:value-type="string">
            <text:p>27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08:41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319/9978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9978" calcext:value-type="float">
            <text:p>9978</text:p>
          </table:table-cell>
          <table:table-cell table:style-name="ce18" table:formula="of:=[.G10]/[.H10]" office:value-type="percentage" office:value="0.0319703347364201" calcext:value-type="percentage">
            <text:p>3.20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3" xlink:type="simple">Weekly Contest 273Jan 27, 2022 at 4:16 PM</text:a></text:p>
          </table:table-cell>
          <table:table-cell table:style-name="ce9" office:value-type="string" calcext:value-type="string">
            <text:p>27/01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41:00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757/7836</text:p>
          </table:table-cell>
          <table:table-cell office:value-type="float" office:value="757" calcext:value-type="float">
            <text:p>757</text:p>
          </table:table-cell>
          <table:table-cell office:value-type="float" office:value="7836" calcext:value-type="float">
            <text:p>7836</text:p>
          </table:table-cell>
          <table:table-cell table:style-name="ce18" table:formula="of:=[.G11]/[.H11]" office:value-type="percentage" office:value="0.0966054109239408" calcext:value-type="percentage">
            <text:p>9.66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1" xlink:type="simple">Weekly Contest 271Feb 04, 2022 at 9:29 PM</text:a></text:p>
          </table:table-cell>
          <table:table-cell table:style-name="ce9" office:value-type="string" calcext:value-type="string">
            <text:p>04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36:50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1280/8245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8245" calcext:value-type="float">
            <text:p>8245</text:p>
          </table:table-cell>
          <table:table-cell table:style-name="ce27" table:formula="of:=[.G12]/[.H12]" office:value-type="percentage" office:value="0.155245603395998" calcext:value-type="percentage">
            <text:p>15.52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8" xlink:type="simple">Weekly Contest 278Feb 04, 2022 at 8:50 AM</text:a></text:p>
          </table:table-cell>
          <table:table-cell table:style-name="ce9" office:value-type="string" calcext:value-type="string">
            <text:p>04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2:5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291/16990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16990" calcext:value-type="float">
            <text:p>16990</text:p>
          </table:table-cell>
          <table:table-cell table:style-name="ce27" table:formula="of:=[.G13]/[.H13]" office:value-type="percentage" office:value="0.0171277221895233" calcext:value-type="percentage">
            <text:p>1.71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1" xlink:type="simple">Weekly Contest 271Feb 06, 2022 at 8:21 PM</text:a></text:p>
          </table:table-cell>
          <table:table-cell table:style-name="ce9" office:value-type="string" calcext:value-type="string">
            <text:p>06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16:40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425/8245</text:p>
          </table:table-cell>
          <table:table-cell office:value-type="float" office:value="425" calcext:value-type="float">
            <text:p>425</text:p>
          </table:table-cell>
          <table:table-cell table:style-name="ce5" office:value-type="float" office:value="8245" calcext:value-type="float">
            <text:p>8245</text:p>
          </table:table-cell>
          <table:table-cell table:style-name="ce27" table:formula="of:=[.G14]/[.H14]" office:value-type="percentage" office:value="0.0515463917525773" calcext:value-type="percentage">
            <text:p>5.15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9" xlink:type="simple">Weekly Contest 279Feb 06, 2022 at 9:31 AM</text:a></text:p>
          </table:table-cell>
          <table:table-cell table:style-name="ce9" office:value-type="string" calcext:value-type="string">
            <text:p>06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1:35:37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2652/14706</text:p>
          </table:table-cell>
          <table:table-cell table:style-name="ce5" office:value-type="float" office:value="2652" calcext:value-type="float">
            <text:p>2652</text:p>
          </table:table-cell>
          <table:table-cell table:style-name="ce5" office:value-type="float" office:value="14706" calcext:value-type="float">
            <text:p>14706</text:p>
          </table:table-cell>
          <table:table-cell table:style-name="ce27" table:formula="of:=[.G15]/[.H15]" office:value-type="percentage" office:value="0.180334557323541" calcext:value-type="percentage">
            <text:p>18.03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8" xlink:type="simple">Weekly Contest 268Feb 07, 2022 at 5:10 PM</text:a></text:p>
          </table:table-cell>
          <table:table-cell table:style-name="ce9" office:value-type="string" calcext:value-type="string">
            <text:p>07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0:31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569/7399</text:p>
          </table:table-cell>
          <table:table-cell office:value-type="float" office:value="568" calcext:value-type="float">
            <text:p>568</text:p>
          </table:table-cell>
          <table:table-cell office:value-type="float" office:value="7399" calcext:value-type="float">
            <text:p>7399</text:p>
          </table:table-cell>
          <table:table-cell table:style-name="ce27" table:formula="of:=[.G16]/[.H16]" office:value-type="percentage" office:value="0.0767671306933369" calcext:value-type="percentage">
            <text:p>7.68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70" xlink:type="simple">Weekly Contest 270Feb 07, 2022 at 1:52 PM</text:a></text:p>
          </table:table-cell>
          <table:table-cell table:style-name="ce9" office:value-type="string" calcext:value-type="string">
            <text:p>07/02/2022</text:p>
          </table:table-cell>
          <table:table-cell table:style-name="ce12" office:value-type="string" calcext:value-type="string">
            <text:p>7/18</text:p>
          </table:table-cell>
          <table:table-cell table:style-name="ce12" office:value-type="string" calcext:value-type="string">
            <text:p>1:05:24</text:p>
          </table:table-cell>
          <table:table-cell table:style-name="ce12" office:value-type="string" calcext:value-type="string">
            <text:p>2/4</text:p>
          </table:table-cell>
          <table:table-cell table:style-name="ce5" office:value-type="string" calcext:value-type="string">
            <text:p>2934/8184</text:p>
          </table:table-cell>
          <table:table-cell office:value-type="float" office:value="2934" calcext:value-type="float">
            <text:p>2934</text:p>
          </table:table-cell>
          <table:table-cell office:value-type="float" office:value="8184" calcext:value-type="float">
            <text:p>8184</text:p>
          </table:table-cell>
          <table:table-cell table:style-name="ce27" table:formula="of:=[.G17]/[.H17]" office:value-type="percentage" office:value="0.358504398826979" calcext:value-type="percentage">
            <text:p>35.85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6" xlink:type="simple">Weekly Contest 266Feb 11, 2022 at 12:30 PM</text:a></text:p>
          </table:table-cell>
          <table:table-cell table:style-name="ce9" office:value-type="string" calcext:value-type="string">
            <text:p>11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46:20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477/7525</text:p>
          </table:table-cell>
          <table:table-cell office:value-type="float" office:value="477" calcext:value-type="float">
            <text:p>477</text:p>
          </table:table-cell>
          <table:table-cell office:value-type="float" office:value="7525" calcext:value-type="float">
            <text:p>7525</text:p>
          </table:table-cell>
          <table:table-cell table:style-name="ce27" table:formula="of:=[.G18]/[.H18]" office:value-type="percentage" office:value="0.0633887043189369" calcext:value-type="percentage">
            <text:p>6.34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7" xlink:type="simple">Weekly Contest 267Feb 11, 2022 at 8:00 AM</text:a></text:p>
          </table:table-cell>
          <table:table-cell table:style-name="ce9" office:value-type="string" calcext:value-type="string">
            <text:p>11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1:16:03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894/6660</text:p>
          </table:table-cell>
          <table:table-cell office:value-type="float" office:value="894" calcext:value-type="float">
            <text:p>894</text:p>
          </table:table-cell>
          <table:table-cell office:value-type="float" office:value="6660" calcext:value-type="float">
            <text:p>6660</text:p>
          </table:table-cell>
          <table:table-cell table:style-name="ce27" table:formula="of:=[.G19]/[.H19]" office:value-type="percentage" office:value="0.134234234234234" calcext:value-type="percentage">
            <text:p>13.42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5" xlink:type="simple">Weekly Contest 265Feb 12, 2022 at 2:08 PM</text:a></text:p>
          </table:table-cell>
          <table:table-cell table:style-name="ce9" office:value-type="string" calcext:value-type="string">
            <text:p>12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28:25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340/6912</text:p>
          </table:table-cell>
          <table:table-cell office:value-type="float" office:value="340" calcext:value-type="float">
            <text:p>340</text:p>
          </table:table-cell>
          <table:table-cell office:value-type="float" office:value="6912" calcext:value-type="float">
            <text:p>6912</text:p>
          </table:table-cell>
          <table:table-cell table:style-name="ce27" table:formula="of:=[.G20]/[.H20]" office:value-type="percentage" office:value="0.0491898148148148" calcext:value-type="percentage">
            <text:p>4.92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80" xlink:type="simple">Weekly Contest 280Feb 13, 2022 at 2:27 PM</text:a></text:p>
          </table:table-cell>
          <table:table-cell table:style-name="ce9" office:value-type="string" calcext:value-type="string">
            <text:p>13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49:46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980/15090</text:p>
          </table:table-cell>
          <table:table-cell office:value-type="float" office:value="980" calcext:value-type="float">
            <text:p>980</text:p>
          </table:table-cell>
          <table:table-cell office:value-type="float" office:value="15090" calcext:value-type="float">
            <text:p>15090</text:p>
          </table:table-cell>
          <table:table-cell table:style-name="ce27" table:formula="of:=[.G21]/[.H21]" office:value-type="percentage" office:value="0.0649436713055003" calcext:value-type="percentage">
            <text:p>6.49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81" xlink:type="simple">Weekly Contest 281Feb 21, 2022 at 6:10 AM</text:a></text:p>
          </table:table-cell>
          <table:table-cell table:style-name="ce9" office:value-type="string" calcext:value-type="string">
            <text:p>21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11:04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322/14114</text:p>
          </table:table-cell>
          <table:table-cell office:value-type="float" office:value="322" calcext:value-type="float">
            <text:p>322</text:p>
          </table:table-cell>
          <table:table-cell table:style-name="ce5" office:value-type="float" office:value="14113" calcext:value-type="float">
            <text:p>14113</text:p>
          </table:table-cell>
          <table:table-cell table:style-name="ce27" table:formula="of:=[.G22]/[.H22]" office:value-type="percentage" office:value="0.0228158435485014" calcext:value-type="percentage">
            <text:p>2.28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4" xlink:type="simple">Weekly Contest 264Feb 22, 2022 at 7:13 AM</text:a></text:p>
          </table:table-cell>
          <table:table-cell table:style-name="ce9" office:value-type="string" calcext:value-type="string">
            <text:p>22/02/2022</text:p>
          </table:table-cell>
          <table:table-cell table:style-name="ce12" office:value-type="string" calcext:value-type="string">
            <text:p>12/18</text:p>
          </table:table-cell>
          <table:table-cell table:style-name="ce12" office:value-type="string" calcext:value-type="string">
            <text:p>0:54:14</text:p>
          </table:table-cell>
          <table:table-cell table:style-name="ce12" office:value-type="string" calcext:value-type="string">
            <text:p>3/4</text:p>
          </table:table-cell>
          <table:table-cell table:style-name="ce5" office:value-type="string" calcext:value-type="string">
            <text:p>737/8042</text:p>
          </table:table-cell>
          <table:table-cell office:value-type="float" office:value="737" calcext:value-type="float">
            <text:p>737</text:p>
          </table:table-cell>
          <table:table-cell office:value-type="float" office:value="8042" calcext:value-type="float">
            <text:p>8042</text:p>
          </table:table-cell>
          <table:table-cell table:style-name="ce27" table:formula="of:=[.G23]/[.H23]" office:value-type="percentage" office:value="0.0916438696841582" calcext:value-type="percentage">
            <text:p>9.16%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<text:a xlink:href="https://leetcode.com/contest/weekly-contest-263" xlink:type="simple">Weekly Contest 263Feb 23, 2022 at 6:59 AM</text:a></text:p>
          </table:table-cell>
          <table:table-cell table:style-name="ce5" office:value-type="string" calcext:value-type="string">
            <text:p>23/02/2022</text:p>
          </table:table-cell>
          <table:table-cell table:style-name="ce5" office:value-type="string" calcext:value-type="string">
            <text:p>18/18</text:p>
          </table:table-cell>
          <table:table-cell table:style-name="ce12" office:value-type="string" calcext:value-type="string">
            <text:p>1:10:26</text:p>
          </table:table-cell>
          <table:table-cell table:style-name="ce12" office:value-type="string" calcext:value-type="string">
            <text:p>4/4</text:p>
          </table:table-cell>
          <table:table-cell table:style-name="ce5" office:value-type="string" calcext:value-type="string">
            <text:p>246/7224</text:p>
          </table:table-cell>
          <table:table-cell office:value-type="float" office:value="246" calcext:value-type="float">
            <text:p>246</text:p>
          </table:table-cell>
          <table:table-cell office:value-type="float" office:value="7224" calcext:value-type="float">
            <text:p>7224</text:p>
          </table:table-cell>
          <table:table-cell table:style-name="ce27" table:formula="of:=[.G24]/[.H24]" office:value-type="percentage" office:value="0.0340531561461794" calcext:value-type="percentage">
            <text:p>3.4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62" xlink:type="simple">Weekly Contest 262Feb 23, 2022 at 9:20 PM</text:a></text:p>
          </table:table-cell>
          <table:table-cell table:style-name="ce5" office:value-type="string" calcext:value-type="string">
            <text:p>23/02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26:49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286/8877</text:p>
          </table:table-cell>
          <table:table-cell office:value-type="float" office:value="286" calcext:value-type="float">
            <text:p>286</text:p>
          </table:table-cell>
          <table:table-cell office:value-type="float" office:value="8877" calcext:value-type="float">
            <text:p>8877</text:p>
          </table:table-cell>
          <table:table-cell table:style-name="ce27" table:formula="of:=[.G25]/[.H25]" office:value-type="percentage" office:value="0.0322180916976456" calcext:value-type="percentage">
            <text:p>3.2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61" xlink:type="simple">Weekly Contest 261Feb 24, 2022 at 7:06 AM</text:a></text:p>
          </table:table-cell>
          <table:table-cell table:style-name="ce5" office:value-type="string" calcext:value-type="string">
            <text:p>24/02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17:55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275/8390</text:p>
          </table:table-cell>
          <table:table-cell office:value-type="float" office:value="275" calcext:value-type="float">
            <text:p>275</text:p>
          </table:table-cell>
          <table:table-cell office:value-type="float" office:value="8390" calcext:value-type="float">
            <text:p>8390</text:p>
          </table:table-cell>
          <table:table-cell table:style-name="ce27" table:formula="of:=[.G26]/[.H26]" office:value-type="percentage" office:value="0.032777115613826" calcext:value-type="percentage">
            <text:p>3.2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60" xlink:type="simple">Weekly Contest 260Feb 24, 2022 at 7:55 PM</text:a></text:p>
          </table:table-cell>
          <table:table-cell table:style-name="ce5" office:value-type="string" calcext:value-type="string">
            <text:p>24/02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0:45:57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431/7621</text:p>
          </table:table-cell>
          <table:table-cell office:value-type="float" office:value="1413" calcext:value-type="float">
            <text:p>1413</text:p>
          </table:table-cell>
          <table:table-cell office:value-type="float" office:value="7621" calcext:value-type="float">
            <text:p>7621</text:p>
          </table:table-cell>
          <table:table-cell table:style-name="ce27" table:formula="of:=[.G27]/[.H27]" office:value-type="percentage" office:value="0.185408739010629" calcext:value-type="percentage">
            <text:p>18.54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9" xlink:type="simple">Weekly Contest 259Feb 25, 2022 at 6:47 AM</text:a></text:p>
          </table:table-cell>
          <table:table-cell table:style-name="ce3" office:value-type="string" calcext:value-type="string">
            <text:p>25/02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7:54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747/7503</text:p>
          </table:table-cell>
          <table:table-cell office:value-type="float" office:value="747" calcext:value-type="float">
            <text:p>747</text:p>
          </table:table-cell>
          <table:table-cell office:value-type="float" office:value="7503" calcext:value-type="float">
            <text:p>7503</text:p>
          </table:table-cell>
          <table:table-cell table:style-name="ce27" table:formula="of:=[.G28]/[.H28]" office:value-type="percentage" office:value="0.0995601759296282" calcext:value-type="percentage">
            <text:p>9.96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2" xlink:type="simple">Weekly Contest 282Mar 01, 2022 at 6:54 AM</text:a></text:p>
          </table:table-cell>
          <table:table-cell table:style-name="ce3" office:value-type="string" calcext:value-type="string">
            <text:p>01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00:57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2722/15143</text:p>
          </table:table-cell>
          <table:table-cell office:value-type="float" office:value="2722" calcext:value-type="float">
            <text:p>2722</text:p>
          </table:table-cell>
          <table:table-cell office:value-type="float" office:value="15141" calcext:value-type="float">
            <text:p>15141</text:p>
          </table:table-cell>
          <table:table-cell table:style-name="ce27" table:formula="of:=[.G29]/[.H29]" office:value-type="percentage" office:value="0.179776765074962" calcext:value-type="percentage">
            <text:p>17.9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6" xlink:type="simple">Weekly Contest 256Mar 05, 2022 at 12:00 PM</text:a></text:p>
          </table:table-cell>
          <table:table-cell table:style-name="ce3" office:value-type="string" calcext:value-type="string">
            <text:p>05/03/2022</text:p>
          </table:table-cell>
          <table:table-cell table:style-name="ce3" office:value-type="string" calcext:value-type="string">
            <text:p>20/20</text:p>
          </table:table-cell>
          <table:table-cell table:style-name="ce22" office:value-type="string" calcext:value-type="string">
            <text:p>1:24:01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143/8802</text:p>
          </table:table-cell>
          <table:table-cell office:value-type="float" office:value="143" calcext:value-type="float">
            <text:p>143</text:p>
          </table:table-cell>
          <table:table-cell office:value-type="float" office:value="8802" calcext:value-type="float">
            <text:p>8802</text:p>
          </table:table-cell>
          <table:table-cell table:style-name="ce27" table:formula="of:=[.G30]/[.H30]" office:value-type="percentage" office:value="0.0162463076573506" calcext:value-type="percentage">
            <text:p>1.6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7" xlink:type="simple">Weekly Contest 257Mar 05, 2022 at 9:41 AM</text:a></text:p>
          </table:table-cell>
          <table:table-cell table:style-name="ce3" office:value-type="string" calcext:value-type="string">
            <text:p>05/03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1:21:21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461/8265</text:p>
          </table:table-cell>
          <table:table-cell office:value-type="float" office:value="1461" calcext:value-type="float">
            <text:p>1461</text:p>
          </table:table-cell>
          <table:table-cell office:value-type="float" office:value="8265" calcext:value-type="float">
            <text:p>8265</text:p>
          </table:table-cell>
          <table:table-cell table:style-name="ce29" table:formula="of:=[.G31]/[.H31]" office:value-type="percentage" office:value="0.176769509981851" calcext:value-type="percentage">
            <text:p>17.68%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<text:a xlink:href="https://leetcode.com/contest/biweekly-contest-73" xlink:type="simple">Biweekly Contest 73</text:a></text:p>
          </table:table-cell>
          <table:table-cell table:style-name="ce3" office:value-type="string" calcext:value-type="string">
            <text:p>05/03/2022</text:p>
          </table:table-cell>
          <table:table-cell table:style-name="ce12" office:value-type="string" calcext:value-type="string">
            <text:p>18/18</text:p>
          </table:table-cell>
          <table:table-cell table:style-name="ce12" office:value-type="string" calcext:value-type="string">
            <text:p>2:09:02</text:p>
          </table:table-cell>
          <table:table-cell table:style-name="ce12" office:value-type="string" calcext:value-type="string">
            <text:p>4/4</text:p>
          </table:table-cell>
          <table:table-cell table:style-name="ce3" office:value-type="string" calcext:value-type="string">
            <text:p>1150 / 18529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18529" calcext:value-type="float">
            <text:p>18529</text:p>
          </table:table-cell>
          <table:table-cell table:style-name="ce30" table:formula="of:=[.G32]/[.H32]" office:value-type="percentage" office:value="0.0620648712828539" calcext:value-type="percentage">
            <text:p>6.2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3" xlink:type="simple">Weekly Contest 283Mar 10, 2022 at 7:00 AM</text:a></text:p>
          </table:table-cell>
          <table:table-cell table:style-name="ce3" office:value-type="string" calcext:value-type="string">
            <text:p>10/03/2022</text:p>
          </table:table-cell>
          <table:table-cell table:style-name="ce3" office:value-type="string" calcext:value-type="string">
            <text:p>17/17</text:p>
          </table:table-cell>
          <table:table-cell table:style-name="ce22" office:value-type="string" calcext:value-type="string">
            <text:p>0:54:54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249/14031</text:p>
          </table:table-cell>
          <table:table-cell office:value-type="float" office:value="249" calcext:value-type="float">
            <text:p>249</text:p>
          </table:table-cell>
          <table:table-cell office:value-type="float" office:value="14031" calcext:value-type="float">
            <text:p>14031</text:p>
          </table:table-cell>
          <table:table-cell table:style-name="ce30" table:formula="of:=[.G33]/[.H33]" office:value-type="percentage" office:value="0.0177464186444302" calcext:value-type="percentage">
            <text:p>1.7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5" xlink:type="simple">Weekly Contest 255Mar 12, 2022 at 10:32 AM</text:a></text:p>
          </table:table-cell>
          <table:table-cell table:style-name="ce3" office:value-type="string" calcext:value-type="string">
            <text:p>12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46:21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403/7505</text:p>
          </table:table-cell>
          <table:table-cell office:value-type="float" office:value="403" calcext:value-type="float">
            <text:p>403</text:p>
          </table:table-cell>
          <table:table-cell office:value-type="float" office:value="7505" calcext:value-type="float">
            <text:p>7505</text:p>
          </table:table-cell>
          <table:table-cell table:style-name="ce30" table:formula="of:=[.G34]/[.H34]" office:value-type="percentage" office:value="0.0536975349766822" calcext:value-type="percentage">
            <text:p>5.3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4" xlink:type="simple">Weekly Contest 284Mar 17, 2022 at 8:46 PM</text:a></text:p>
          </table:table-cell>
          <table:table-cell table:style-name="ce3" office:value-type="string" calcext:value-type="string">
            <text:p>17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8:24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340/17193</text:p>
          </table:table-cell>
          <table:table-cell office:value-type="float" office:value="1340" calcext:value-type="float">
            <text:p>1340</text:p>
          </table:table-cell>
          <table:table-cell office:value-type="float" office:value="17193" calcext:value-type="float">
            <text:p>17193</text:p>
          </table:table-cell>
          <table:table-cell table:style-name="ce30" table:formula="of:=[.G35]/[.H35]" office:value-type="percentage" office:value="0.0779386959809225" calcext:value-type="percentage">
            <text:p>7.79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4" xlink:type="simple">Weekly Contest 254Mar 18, 2022 at 3:34 PM</text:a></text:p>
          </table:table-cell>
          <table:table-cell table:style-name="ce3" office:value-type="string" calcext:value-type="string">
            <text:p>19/03/2022</text:p>
          </table:table-cell>
          <table:table-cell table:style-name="ce3" office:value-type="string" calcext:value-type="string">
            <text:p>13/18</text:p>
          </table:table-cell>
          <table:table-cell table:style-name="ce22" office:value-type="string" calcext:value-type="string">
            <text:p>1:16:09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633/9407</text:p>
          </table:table-cell>
          <table:table-cell office:value-type="float" office:value="633" calcext:value-type="float">
            <text:p>633</text:p>
          </table:table-cell>
          <table:table-cell office:value-type="float" office:value="9407" calcext:value-type="float">
            <text:p>9407</text:p>
          </table:table-cell>
          <table:table-cell table:style-name="ce30" table:formula="of:=[.G36]/[.H36]" office:value-type="percentage" office:value="0.0672903157223344" calcext:value-type="percentage">
            <text:p>6.73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3" xlink:type="simple">Weekly Contest 253Mar 19, 2022 at 8:36 AM</text:a></text:p>
          </table:table-cell>
          <table:table-cell table:style-name="ce3" office:value-type="string" calcext:value-type="string">
            <text:p>19/03/2022</text:p>
          </table:table-cell>
          <table:table-cell table:style-name="ce3" office:value-type="string" calcext:value-type="string">
            <text:p>18/18</text:p>
          </table:table-cell>
          <table:table-cell table:style-name="ce22" office:value-type="string" calcext:value-type="string">
            <text:p>1:17:11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775/9018</text:p>
          </table:table-cell>
          <table:table-cell office:value-type="float" office:value="775" calcext:value-type="float">
            <text:p>775</text:p>
          </table:table-cell>
          <table:table-cell office:value-type="float" office:value="9018" calcext:value-type="float">
            <text:p>9018</text:p>
          </table:table-cell>
          <table:table-cell table:style-name="ce30" table:formula="of:=[.G37]/[.H37]" office:value-type="percentage" office:value="0.0859392326458195" calcext:value-type="percentage">
            <text:p>8.59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biweekly-contest-74" xlink:type="simple">Biweekly Contest 74Mar 21, 2022 at 7:37 AM</text:a></text:p>
          </table:table-cell>
          <table:table-cell table:style-name="ce3" office:value-type="string" calcext:value-type="string">
            <text:p>21/03/2022</text:p>
          </table:table-cell>
          <table:table-cell table:style-name="ce3" office:value-type="string" calcext:value-type="string">
            <text:p>18/18</text:p>
          </table:table-cell>
          <table:table-cell table:style-name="ce22" office:value-type="string" calcext:value-type="string">
            <text:p>1:06:30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490/12148</text:p>
          </table:table-cell>
          <table:table-cell office:value-type="float" office:value="490" calcext:value-type="float">
            <text:p>490</text:p>
          </table:table-cell>
          <table:table-cell office:value-type="float" office:value="12148" calcext:value-type="float">
            <text:p>12148</text:p>
          </table:table-cell>
          <table:table-cell table:style-name="ce30" table:formula="of:=[.G38]/[.H38]" office:value-type="percentage" office:value="0.0403358577543629" calcext:value-type="percentage">
            <text:p>4.03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5" xlink:type="simple">Weekly Contest 285Mar 25, 2022 at 4:55 PM</text:a></text:p>
          </table:table-cell>
          <table:table-cell table:style-name="ce3" office:value-type="string" calcext:value-type="string">
            <text:p>25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31:28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538/12763</text:p>
          </table:table-cell>
          <table:table-cell office:value-type="float" office:value="1538" calcext:value-type="float">
            <text:p>1538</text:p>
          </table:table-cell>
          <table:table-cell office:value-type="float" office:value="12763" calcext:value-type="float">
            <text:p>12763</text:p>
          </table:table-cell>
          <table:table-cell table:style-name="ce30" table:formula="of:=[.G39]/[.H39]" office:value-type="percentage" office:value="0.120504583561859" calcext:value-type="percentage">
            <text:p>12.05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2" xlink:type="simple">Weekly Contest 252Mar 26, 2022 at 11:39 AM</text:a></text:p>
          </table:table-cell>
          <table:table-cell table:style-name="ce3" office:value-type="string" calcext:value-type="string">
            <text:p>26/03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24:22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162/9606</text:p>
          </table:table-cell>
          <table:table-cell office:value-type="float" office:value="1162" calcext:value-type="float">
            <text:p>1162</text:p>
          </table:table-cell>
          <table:table-cell office:value-type="float" office:value="9606" calcext:value-type="float">
            <text:p>9606</text:p>
          </table:table-cell>
          <table:table-cell table:style-name="ce30" table:formula="of:=[.G40]/[.H40]" office:value-type="percentage" office:value="0.120966062877368" calcext:value-type="percentage">
            <text:p>12.10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6" xlink:type="simple">Weekly Contest 286Mar 27, 2022 at 11:12 AM</text:a></text:p>
          </table:table-cell>
          <table:table-cell table:style-name="ce3" office:value-type="string" calcext:value-type="string">
            <text:p>27/03/2022</text:p>
          </table:table-cell>
          <table:table-cell table:style-name="ce3" office:value-type="string" calcext:value-type="string">
            <text:p>18/18</text:p>
          </table:table-cell>
          <table:table-cell table:style-name="ce22" office:value-type="string" calcext:value-type="string">
            <text:p>0:58:10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212/14116</text:p>
          </table:table-cell>
          <table:table-cell office:value-type="float" office:value="212" calcext:value-type="float">
            <text:p>212</text:p>
          </table:table-cell>
          <table:table-cell office:value-type="float" office:value="14116" calcext:value-type="float">
            <text:p>14116</text:p>
          </table:table-cell>
          <table:table-cell table:style-name="ce30" table:formula="of:=[.G41]/[.H41]" office:value-type="percentage" office:value="0.0150184188155285" calcext:value-type="percentage">
            <text:p>1.50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0" xlink:type="simple">Weekly Contest 250Mar 27, 2022 at 4:18 PM</text:a></text:p>
          </table:table-cell>
          <table:table-cell table:style-name="ce3" office:value-type="string" calcext:value-type="string">
            <text:p>27/03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0:10:38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102/9380</text:p>
          </table:table-cell>
          <table:table-cell office:value-type="float" office:value="1102" calcext:value-type="float">
            <text:p>1102</text:p>
          </table:table-cell>
          <table:table-cell office:value-type="float" office:value="9380" calcext:value-type="float">
            <text:p>9380</text:p>
          </table:table-cell>
          <table:table-cell table:style-name="ce30" table:formula="of:=[.G42]/[.H42]" office:value-type="percentage" office:value="0.117484008528785" calcext:value-type="percentage">
            <text:p>11.75%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<text:a xlink:href="https://leetcode.com/contest/weekly-contest-291" xlink:type="simple">Weekly Contest 291</text:a></text:p>
          </table:table-cell>
          <table:table-cell table:style-name="ce16" office:value-type="string" calcext:value-type="string">
            <text:p>01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12:55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299 / 12649</text:p>
          </table:table-cell>
          <table:table-cell office:value-type="float" office:value="1299" calcext:value-type="float">
            <text:p>1299</text:p>
          </table:table-cell>
          <table:table-cell office:value-type="float" office:value="12649" calcext:value-type="float">
            <text:p>12649</text:p>
          </table:table-cell>
          <table:table-cell table:style-name="ce30" table:formula="of:=[.G43]/[.H43]" office:value-type="percentage" office:value="0.102695865285793" calcext:value-type="percentage">
            <text:p>10.2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3" xlink:type="simple">Weekly Contest 293</text:a></text:p>
          </table:table-cell>
          <table:table-cell table:style-name="ce3" office:value-type="string" calcext:value-type="string">
            <text:p>15/05/2022</text:p>
          </table:table-cell>
          <table:table-cell table:style-name="ce22" office:value-type="string" calcext:value-type="string">
            <text:p>18/18</text:p>
          </table:table-cell>
          <table:table-cell table:style-name="ce22" office:value-type="string" calcext:value-type="string">
            <text:p>1:50:42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1371 / 14320</text:p>
          </table:table-cell>
          <table:table-cell office:value-type="float" office:value="1371" calcext:value-type="float">
            <text:p>1371</text:p>
          </table:table-cell>
          <table:table-cell office:value-type="float" office:value="14320" calcext:value-type="float">
            <text:p>14320</text:p>
          </table:table-cell>
          <table:table-cell table:style-name="ce30" table:formula="of:=[.G44]/[.H44]" office:value-type="percentage" office:value="0.0957402234636872" calcext:value-type="percentage">
            <text:p>9.5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2" xlink:type="simple">Weekly Contest 292</text:a></text:p>
          </table:table-cell>
          <table:table-cell table:style-name="ce3" office:value-type="string" calcext:value-type="string">
            <text:p>15/05/2022</text:p>
          </table:table-cell>
          <table:table-cell table:style-name="ce22" office:value-type="string" calcext:value-type="string">
            <text:p>18/18</text:p>
          </table:table-cell>
          <table:table-cell table:style-name="ce22" office:value-type="string" calcext:value-type="string">
            <text:p>0:41:54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78 / 11986</text:p>
          </table:table-cell>
          <table:table-cell office:value-type="float" office:value="78" calcext:value-type="float">
            <text:p>78</text:p>
          </table:table-cell>
          <table:table-cell office:value-type="float" office:value="11986" calcext:value-type="float">
            <text:p>11986</text:p>
          </table:table-cell>
          <table:table-cell table:style-name="ce30" table:formula="of:=[.G45]/[.H45]" office:value-type="percentage" office:value="0.00650759219088937" calcext:value-type="percentage">
            <text:p>0.65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7" xlink:type="simple">Weekly Contest 287</text:a></text:p>
          </table:table-cell>
          <table:table-cell table:style-name="ce3" office:value-type="string" calcext:value-type="string">
            <text:p>16/05/2022</text:p>
          </table:table-cell>
          <table:table-cell table:style-name="ce22" office:value-type="string" calcext:value-type="string">
            <text:p>18/18</text:p>
          </table:table-cell>
          <table:table-cell table:style-name="ce22" office:value-type="string" calcext:value-type="string">
            <text:p>0:40:56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296 / 13119</text:p>
          </table:table-cell>
          <table:table-cell office:value-type="float" office:value="296" calcext:value-type="float">
            <text:p>296</text:p>
          </table:table-cell>
          <table:table-cell office:value-type="float" office:value="13119" calcext:value-type="float">
            <text:p>13119</text:p>
          </table:table-cell>
          <table:table-cell table:style-name="ce30" table:formula="of:=[.G46]/[.H46]" office:value-type="percentage" office:value="0.0225626953273878" calcext:value-type="percentage">
            <text:p>2.26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9" xlink:type="simple">Weekly Contest 289</text:a></text:p>
          </table:table-cell>
          <table:table-cell table:style-name="ce3" office:value-type="string" calcext:value-type="string">
            <text:p>16/05/2022</text:p>
          </table:table-cell>
          <table:table-cell table:style-name="ce22" office:value-type="string" calcext:value-type="string">
            <text:p>7/18</text:p>
          </table:table-cell>
          <table:table-cell table:style-name="ce22" office:value-type="string" calcext:value-type="string">
            <text:p>0:13:37</text:p>
          </table:table-cell>
          <table:table-cell table:style-name="ce22" office:value-type="string" calcext:value-type="string">
            <text:p>2/4</text:p>
          </table:table-cell>
          <table:table-cell table:style-name="ce3" office:value-type="string" calcext:value-type="string">
            <text:p>1703 / 13281</text:p>
          </table:table-cell>
          <table:table-cell office:value-type="float" office:value="1703" calcext:value-type="float">
            <text:p>1703</text:p>
          </table:table-cell>
          <table:table-cell office:value-type="float" office:value="13281" calcext:value-type="float">
            <text:p>13281</text:p>
          </table:table-cell>
          <table:table-cell table:style-name="ce30" table:formula="of:=[.G47]/[.H47]" office:value-type="percentage" office:value="0.128228296062044" calcext:value-type="percentage">
            <text:p>12.8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88" xlink:type="simple">Weekly Contest 288</text:a></text:p>
          </table:table-cell>
          <table:table-cell table:style-name="ce3" office:value-type="string" calcext:value-type="string">
            <text:p>17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04:40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639 / 14493</text:p>
          </table:table-cell>
          <table:table-cell office:value-type="float" office:value="1639" calcext:value-type="float">
            <text:p>1639</text:p>
          </table:table-cell>
          <table:table-cell office:value-type="float" office:value="14493" calcext:value-type="float">
            <text:p>14493</text:p>
          </table:table-cell>
          <table:table-cell table:style-name="ce30" table:formula="of:=[.G48]/[.H48]" office:value-type="percentage" office:value="0.113089077485683" calcext:value-type="percentage">
            <text:p>11.3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0" xlink:type="simple">Weekly Contest 290</text:a></text:p>
          </table:table-cell>
          <table:table-cell office:value-type="string" calcext:value-type="string">
            <text:p>20/05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01:35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433 / 13216</text:p>
          </table:table-cell>
          <table:table-cell office:value-type="float" office:value="433" calcext:value-type="float">
            <text:p>433</text:p>
          </table:table-cell>
          <table:table-cell office:value-type="float" office:value="13216" calcext:value-type="float">
            <text:p>13216</text:p>
          </table:table-cell>
          <table:table-cell table:style-name="ce30" table:formula="of:=[.G49]/[.H49]" office:value-type="percentage" office:value="0.0327633171912833" calcext:value-type="percentage">
            <text:p>3.2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4" xlink:type="simple">Weekly Contest 294</text:a></text:p>
          </table:table-cell>
          <table:table-cell office:value-type="string" calcext:value-type="string">
            <text:p>22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21:47</text:p>
          </table:table-cell>
          <table:table-cell table:style-name="ce22" office:value-type="string" calcext:value-type="string">
            <text:p>3/4</text:p>
          </table:table-cell>
          <table:table-cell office:value-type="string" calcext:value-type="string">
            <text:p>595/15631</text:p>
          </table:table-cell>
          <table:table-cell office:value-type="float" office:value="595" calcext:value-type="float">
            <text:p>595</text:p>
          </table:table-cell>
          <table:table-cell office:value-type="float" office:value="15631" calcext:value-type="float">
            <text:p>15631</text:p>
          </table:table-cell>
          <table:table-cell table:style-name="ce30" table:formula="of:=[.G50]/[.H50]" office:value-type="percentage" office:value="0.0380653828929691" calcext:value-type="percentage">
            <text:p>3.8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48" xlink:type="simple">Weekly Contest 248</text:a></text:p>
          </table:table-cell>
          <table:table-cell office:value-type="string" calcext:value-type="string">
            <text:p>20/05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2:17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376 / 9270</text:p>
          </table:table-cell>
          <table:table-cell table:style-name="ce3" office:value-type="float" office:value="1376" calcext:value-type="float">
            <text:p>1376</text:p>
          </table:table-cell>
          <table:table-cell table:style-name="ce3" office:value-type="float" office:value="9270" calcext:value-type="float">
            <text:p>9270</text:p>
          </table:table-cell>
          <table:table-cell table:style-name="ce30" table:formula="of:=[.G51]/[.H51]" office:value-type="percentage" office:value="0.148435814455232" calcext:value-type="percentage">
            <text:p>14.84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6" xlink:type="simple">Weekly Contest 296</text:a></text:p>
          </table:table-cell>
          <table:table-cell office:value-type="string" calcext:value-type="string">
            <text:p>05/06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0:44:46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430 / 18508</text:p>
          </table:table-cell>
          <table:table-cell table:style-name="ce3" office:value-type="float" office:value="430" calcext:value-type="float">
            <text:p>430</text:p>
          </table:table-cell>
          <table:table-cell office:value-type="float" office:value="18508" calcext:value-type="float">
            <text:p>18508</text:p>
          </table:table-cell>
          <table:table-cell table:style-name="ce30" table:formula="of:=[.G52]/[.H52]" office:value-type="percentage" office:value="0.0232331964555868" calcext:value-type="percentage">
            <text:p>2.3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5" xlink:type="simple">Weekly Contest 295</text:a></text:p>
          </table:table-cell>
          <table:table-cell office:value-type="string" calcext:value-type="string">
            <text:p>07/06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26:02</text:p>
          </table:table-cell>
          <table:table-cell table:style-name="ce22" office:value-type="string" calcext:value-type="string">
            <text:p>4/4</text:p>
          </table:table-cell>
          <table:table-cell office:value-type="string" calcext:value-type="string">
            <text:p>110/16927</text:p>
          </table:table-cell>
          <table:table-cell office:value-type="float" office:value="110" calcext:value-type="float">
            <text:p>110</text:p>
          </table:table-cell>
          <table:table-cell office:value-type="float" office:value="16927" calcext:value-type="float">
            <text:p>16927</text:p>
          </table:table-cell>
          <table:table-cell table:style-name="ce30" table:formula="of:=[.G53]/[.H53]" office:value-type="percentage" office:value="0.00649849353104508" calcext:value-type="percentage">
            <text:p>0.65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51" xlink:type="simple">Weekly Contest 251</text:a></text:p>
          </table:table-cell>
          <table:table-cell office:value-type="string" calcext:value-type="string">
            <text:p>08/06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35:24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612 / 8917</text:p>
          </table:table-cell>
          <table:table-cell office:value-type="float" office:value="612" calcext:value-type="float">
            <text:p>612</text:p>
          </table:table-cell>
          <table:table-cell office:value-type="float" office:value="8917" calcext:value-type="float">
            <text:p>8917</text:p>
          </table:table-cell>
          <table:table-cell table:style-name="ce30" table:formula="of:=[.G54]/[.H54]" office:value-type="percentage" office:value="0.0686329483009981" calcext:value-type="percentage">
            <text:p>6.86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7" xlink:type="simple">Weekly Contest 297</text:a></text:p>
          </table:table-cell>
          <table:table-cell office:value-type="string" calcext:value-type="string">
            <text:p>04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42:14</text:p>
          </table:table-cell>
          <table:table-cell table:style-name="ce22" office:value-type="string" calcext:value-type="string">
            <text:p>4/4</text:p>
          </table:table-cell>
          <table:table-cell table:style-name="ce36" office:value-type="string" calcext:value-type="string">
            <text:p>451 / 17348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17348" calcext:value-type="float">
            <text:p>17348</text:p>
          </table:table-cell>
          <table:table-cell table:style-name="ce49" table:formula="of:=[.G55]/[.H55]" office:value-type="percentage" office:value="0.025997233110445" calcext:value-type="percentage">
            <text:p>2.60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8" xlink:type="simple">Weekly Contest 298</text:a></text:p>
          </table:table-cell>
          <table:table-cell office:value-type="string" calcext:value-type="string">
            <text:p>04/09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1:37:08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972 / 17901</text:p>
          </table:table-cell>
          <table:table-cell office:value-type="float" office:value="1972" calcext:value-type="float">
            <text:p>1972</text:p>
          </table:table-cell>
          <table:table-cell office:value-type="float" office:value="17901" calcext:value-type="float">
            <text:p>17901</text:p>
          </table:table-cell>
          <table:table-cell table:style-name="ce50" table:formula="of:=[.G56]/[.H56]" office:value-type="percentage" office:value="0.110161443494777" calcext:value-type="percentage">
            <text:p>11.02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299" xlink:type="simple">Weekly Contest 299</text:a></text:p>
          </table:table-cell>
          <table:table-cell table:style-name="ce31" office:value-type="string" calcext:value-type="string">
            <text:p>05/09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27:52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554 / 16721</text:p>
          </table:table-cell>
          <table:table-cell office:value-type="float" office:value="554" calcext:value-type="float">
            <text:p>554</text:p>
          </table:table-cell>
          <table:table-cell office:value-type="float" office:value="16721" calcext:value-type="float">
            <text:p>16721</text:p>
          </table:table-cell>
          <table:table-cell table:style-name="ce50" table:formula="of:=[.G57]/[.H57]" office:value-type="percentage" office:value="0.0331319897135339" calcext:value-type="percentage">
            <text:p>3.31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0" xlink:type="simple">Weekly Contest 300</text:a></text:p>
          </table:table-cell>
          <table:table-cell table:style-name="ce31" office:value-type="string" calcext:value-type="string">
            <text:p>05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1:21:55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820 / 18358</text:p>
          </table:table-cell>
          <table:table-cell office:value-type="float" office:value="820" calcext:value-type="float">
            <text:p>820</text:p>
          </table:table-cell>
          <table:table-cell office:value-type="float" office:value="18358" calcext:value-type="float">
            <text:p>18358</text:p>
          </table:table-cell>
          <table:table-cell table:style-name="ce50" table:formula="of:=[.G58]/[.H58]" office:value-type="percentage" office:value="0.0446671750735374" calcext:value-type="percentage">
            <text:p>4.47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1" xlink:type="simple">Weekly Contest 301</text:a></text:p>
          </table:table-cell>
          <table:table-cell table:style-name="ce31" office:value-type="string" calcext:value-type="string">
            <text:p>05/09/2022</text:p>
          </table:table-cell>
          <table:table-cell table:style-name="ce22" office:value-type="string" calcext:value-type="string">
            <text:p>12/18</text:p>
          </table:table-cell>
          <table:table-cell table:style-name="ce22" office:value-type="string" calcext:value-type="string">
            <text:p>0:53:10</text:p>
          </table:table-cell>
          <table:table-cell table:style-name="ce22" office:value-type="string" calcext:value-type="string">
            <text:p>3/4</text:p>
          </table:table-cell>
          <table:table-cell table:style-name="ce3" office:value-type="string" calcext:value-type="string">
            <text:p>1533 / 16433</text:p>
          </table:table-cell>
          <table:table-cell office:value-type="float" office:value="1533" calcext:value-type="float">
            <text:p>1533</text:p>
          </table:table-cell>
          <table:table-cell office:value-type="float" office:value="16433" calcext:value-type="float">
            <text:p>16433</text:p>
          </table:table-cell>
          <table:table-cell table:style-name="ce50" table:formula="of:=[.G59]/[.H59]" office:value-type="percentage" office:value="0.0932878963062131" calcext:value-type="percentage">
            <text:p>9.33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2" xlink:type="simple">Weekly Contest 302</text:a></text:p>
          </table:table-cell>
          <table:table-cell table:style-name="ce31" office:value-type="string" calcext:value-type="string">
            <text:p>06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0:18:23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82 / 17235</text:p>
          </table:table-cell>
          <table:table-cell office:value-type="float" office:value="82" calcext:value-type="float">
            <text:p>82</text:p>
          </table:table-cell>
          <table:table-cell office:value-type="float" office:value="17235" calcext:value-type="float">
            <text:p>17235</text:p>
          </table:table-cell>
          <table:table-cell table:style-name="ce50" table:formula="of:=[.G60]/[.H60]" office:value-type="percentage" office:value="0.0047577603713374" calcext:value-type="percentage">
            <text:p>0.48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a xlink:href="https://leetcode.com/contest/weekly-contest-303" xlink:type="simple">Weekly Contest 303</text:a></text:p>
          </table:table-cell>
          <table:table-cell table:style-name="ce31" office:value-type="string" calcext:value-type="string">
            <text:p>06/09/2022</text:p>
          </table:table-cell>
          <table:table-cell office:value-type="string" calcext:value-type="string">
            <text:p>18/18</text:p>
          </table:table-cell>
          <table:table-cell table:style-name="ce22" office:value-type="string" calcext:value-type="string">
            <text:p>0:39:52</text:p>
          </table:table-cell>
          <table:table-cell table:style-name="ce22" office:value-type="string" calcext:value-type="string">
            <text:p>4/4</text:p>
          </table:table-cell>
          <table:table-cell table:style-name="ce3" office:value-type="string" calcext:value-type="string">
            <text:p>194 / 17319</text:p>
          </table:table-cell>
          <table:table-cell office:value-type="float" office:value="194" calcext:value-type="float">
            <text:p>194</text:p>
          </table:table-cell>
          <table:table-cell office:value-type="float" office:value="17319" calcext:value-type="float">
            <text:p>17319</text:p>
          </table:table-cell>
          <table:table-cell table:style-name="ce50" table:formula="of:=[.G61]/[.H61]" office:value-type="percentage" office:value="0.0112015705294763" calcext:value-type="percentage">
            <text:p>1.12%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<text:a xlink:href="https://leetcode.com/contest/weekly-contest-304" xlink:type="simple">Weekly Contest 304</text:a></text:p>
          </table:table-cell>
          <table:table-cell table:style-name="ce31" office:value-type="string" calcext:value-type="string">
            <text:p>07/09/2022</text:p>
          </table:table-cell>
          <table:table-cell office:value-type="string" calcext:value-type="string">
            <text:p>18/18</text:p>
          </table:table-cell>
          <table:table-cell table:style-name="ce40" office:value-type="string" calcext:value-type="string">
            <text:p>0:40:04</text:p>
          </table:table-cell>
          <table:table-cell table:style-name="ce22" office:value-type="string" calcext:value-type="string">
            <text:p>4/4</text:p>
          </table:table-cell>
          <table:table-cell table:style-name="ce15" office:value-type="string" calcext:value-type="string">
            <text:p>550 / 17063</text:p>
          </table:table-cell>
          <table:table-cell office:value-type="float" office:value="550" calcext:value-type="float">
            <text:p>550</text:p>
          </table:table-cell>
          <table:table-cell office:value-type="float" office:value="17063" calcext:value-type="float">
            <text:p>17063</text:p>
          </table:table-cell>
          <table:table-cell table:style-name="ce50" table:formula="of:=[.G62]/[.H62]" office:value-type="percentage" office:value="0.0322334876633652" calcext:value-type="percentage">
            <text:p>3.22%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<text:a xlink:href="https://leetcode.com/contest/weekly-contest-305" xlink:type="simple">Weekly Contest 305</text:a></text:p>
          </table:table-cell>
          <table:table-cell table:style-name="ce31" office:value-type="string" calcext:value-type="string">
            <text:p>07/09/2022</text:p>
          </table:table-cell>
          <table:table-cell office:value-type="string" calcext:value-type="string">
            <text:p>18/18</text:p>
          </table:table-cell>
          <table:table-cell table:style-name="ce40" office:value-type="string" calcext:value-type="string">
            <text:p>1:12:39</text:p>
          </table:table-cell>
          <table:table-cell table:style-name="ce22" office:value-type="string" calcext:value-type="string">
            <text:p>4/4</text:p>
          </table:table-cell>
          <table:table-cell table:style-name="ce15" office:value-type="string" calcext:value-type="string">
            <text:p>187 / 17353</text:p>
          </table:table-cell>
          <table:table-cell office:value-type="float" office:value="187" calcext:value-type="float">
            <text:p>187</text:p>
          </table:table-cell>
          <table:table-cell office:value-type="float" office:value="17353" calcext:value-type="float">
            <text:p>17353</text:p>
          </table:table-cell>
          <table:table-cell table:style-name="ce50" table:formula="of:=[.G63]/[.H63]" office:value-type="percentage" office:value="0.0107762346568317" calcext:value-type="percentage">
            <text:p>1.08%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<text:a xlink:href="https://leetcode.com/contest/weekly-contest-306" xlink:type="simple">Weekly Contest 306</text:a></text:p>
          </table:table-cell>
          <table:table-cell table:style-name="ce31" office:value-type="string" calcext:value-type="string">
            <text:p>08/09/2022</text:p>
          </table:table-cell>
          <table:table-cell office:value-type="string" calcext:value-type="string">
            <text:p>18/18</text:p>
          </table:table-cell>
          <table:table-cell table:style-name="ce40" office:value-type="string" calcext:value-type="string">
            <text:p>0:43:06</text:p>
          </table:table-cell>
          <table:table-cell table:style-name="ce22" office:value-type="string" calcext:value-type="string">
            <text:p>4/4</text:p>
          </table:table-cell>
          <table:table-cell table:style-name="ce15" office:value-type="string" calcext:value-type="string">
            <text:p>1541 / 18474</text:p>
          </table:table-cell>
          <table:table-cell office:value-type="float" office:value="1541" calcext:value-type="float">
            <text:p>1541</text:p>
          </table:table-cell>
          <table:table-cell office:value-type="float" office:value="18474" calcext:value-type="float">
            <text:p>18474</text:p>
          </table:table-cell>
          <table:table-cell table:style-name="ce50" table:formula="of:=[.G64]/[.H64]" office:value-type="percentage" office:value="0.0834145285265779" calcext:value-type="percentage">
            <text:p>8.34%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<text:a xlink:href="https://leetcode.com/contest/weekly-contest-307" xlink:type="simple">Weekly Contest 307</text:a></text:p>
          </table:table-cell>
          <table:table-cell table:style-name="ce31" office:value-type="string" calcext:value-type="string">
            <text:p>09/09/2022</text:p>
          </table:table-cell>
          <table:table-cell table:style-name="ce22" office:value-type="string" calcext:value-type="string">
            <text:p>12/18</text:p>
          </table:table-cell>
          <table:table-cell table:style-name="ce40" office:value-type="string" calcext:value-type="string">
            <text:p>0:43:06</text:p>
          </table:table-cell>
          <table:table-cell table:style-name="ce22" office:value-type="string" calcext:value-type="string">
            <text:p>3/4</text:p>
          </table:table-cell>
          <table:table-cell table:style-name="ce15" office:value-type="string" calcext:value-type="string">
            <text:p>195 / 19505</text:p>
          </table:table-cell>
          <table:table-cell office:value-type="float" office:value="195" calcext:value-type="float">
            <text:p>195</text:p>
          </table:table-cell>
          <table:table-cell office:value-type="float" office:value="19505" calcext:value-type="float">
            <text:p>19505</text:p>
          </table:table-cell>
          <table:table-cell table:style-name="ce50" table:formula="of:=[.G65]/[.H65]" office:value-type="percentage" office:value="0.00999743655472956" calcext:value-type="percentage">
            <text:p>1.00%</text:p>
          </table:table-cell>
          <table:table-cell table:number-columns-repeated="1015"/>
        </table:table-row>
        <table:table-row table:style-name="ro2">
          <table:table-cell/>
          <table:table-cell table:style-name="ce31"/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:Sheet1.I11 Sheet1.I32:Sheet1.I54 Sheet1.I56:Sheet1.I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12:Sheet1.I30 Sheet1.I32:Sheet1.I54 Sheet1.I56:Sheet1.I6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31:Sheet1.I54 Sheet1.I56:Sheet1.I6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31:Sheet1.I54 Sheet1.I56:Sheet1.I6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55:Sheet1.I6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I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8:05:27.386137981</meta:creation-date>
    <dc:date>2022-09-17T14:27:36.220523828</dc:date>
    <meta:editing-duration>PT8H26M34S</meta:editing-duration>
    <meta:editing-cycles>53</meta:editing-cycles>
    <meta:generator>LibreOffice/7.4.1.2$Linux_X86_64 LibreOffice_project/3c58a8f3a960df8bc8fd77b461821e42c061c5f0</meta:generator>
    <meta:document-statistic meta:table-count="1" meta:cell-count="57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51cm" svg:stroke-opacity="65%" draw:fill="gradient" draw:fill-gradient-name="Blue_20_Touch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58cm" svg:height="6.923cm" xlink:href=".." xlink:type="simple" chart:class="chart:line" chart:style-name="ch1">
        <chart:title svg:x="10.826cm" svg:y="0.274cm" chart:style-name="ch2">
          <text:p>Performance</text:p>
        </chart:title>
        <chart:plot-area chart:style-name="ch3" table:cell-range-address="Sheet1.I3:Sheet1.I66" svg:x="0.487cm" svg:y="1.191cm" svg:width="23.384cm" svg:height="5.594cm">
          <chart:coordinate-region svg:x="1.902cm" svg:y="1.39cm" svg:width="21.969cm" svg:height="4.6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66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7543461829176">
                <text:p>0.147543461829176</text:p>
                <draw:g>
                  <svg:desc>Sheet1.I3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2789453074011">
                <text:p>0.0832789453074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7738184145951">
                <text:p>0.397738184145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9207920792079">
                <text:p>0.082920792079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4244415243101">
                <text:p>0.0574244415243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1359257937924">
                <text:p>0.0731359257937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612800846337">
                <text:p>0.143612800846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9703347364201">
                <text:p>0.0319703347364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6054109239408">
                <text:p>0.0966054109239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5245603395998">
                <text:p>0.155245603395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1277221895233">
                <text:p>0.0171277221895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15463917525773">
                <text:p>0.0515463917525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0334557323541">
                <text:p>0.180334557323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7671306933369">
                <text:p>0.0767671306933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504398826979">
                <text:p>0.358504398826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3887043189369">
                <text:p>0.0633887043189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4234234234234">
                <text:p>0.134234234234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1898148148148">
                <text:p>0.0491898148148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9436713055003">
                <text:p>0.0649436713055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8158435485014">
                <text:p>0.0228158435485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6438696841582">
                <text:p>0.0916438696841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0531561461794">
                <text:p>0.0340531561461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2180916976456">
                <text:p>0.0322180916976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2777115613826">
                <text:p>0.032777115613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5408739010629">
                <text:p>0.185408739010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5601759296282">
                <text:p>0.0995601759296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9776765074962">
                <text:p>0.179776765074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2463076573506">
                <text:p>0.0162463076573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6769509981851">
                <text:p>0.176769509981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20648712828539">
                <text:p>0.0620648712828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7464186444302">
                <text:p>0.0177464186444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36975349766822">
                <text:p>0.0536975349766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9386959809225">
                <text:p>0.0779386959809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72903157223344">
                <text:p>0.0672903157223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9392326458195">
                <text:p>0.0859392326458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3358577543629">
                <text:p>0.0403358577543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0504583561859">
                <text:p>0.1205045835618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0966062877368">
                <text:p>0.12096606287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0184188155285">
                <text:p>0.0150184188155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484008528785">
                <text:p>0.117484008528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695865285793">
                <text:p>0.102695865285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57402234636872">
                <text:p>0.0957402234636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50759219088937">
                <text:p>0.00650759219088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5626953273878">
                <text:p>0.0225626953273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8228296062044">
                <text:p>0.128228296062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3089077485683">
                <text:p>0.113089077485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27633171912833">
                <text:p>0.0327633171912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0653828929691">
                <text:p>0.0380653828929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8435814455232">
                <text:p>0.148435814455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2331964555868">
                <text:p>0.0232331964555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649849353104508">
                <text:p>0.00649849353104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6329483009981">
                <text:p>0.06863294830099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5997233110445">
                <text:p>0.0259972331104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0161443494777">
                <text:p>0.110161443494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31319897135339">
                <text:p>0.0331319897135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46671750735374">
                <text:p>0.0446671750735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32878963062131">
                <text:p>0.0932878963062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7577603713374">
                <text:p>0.0047577603713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2015705294763">
                <text:p>0.01120157052947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22334876633652">
                <text:p>0.0322334876633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7762346568317">
                <text:p>0.0107762346568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34145285265779">
                <text:p>0.0834145285265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99743655472956">
                <text:p>0.009997436554729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opacity draw:name="ChartTransparencyGradient_20_1" draw:display-name="ChartTransparencyGradient 1" draw:style="linear" draw:start="100%" draw:end="100%" draw:angle="0deg" draw:border="0%"/>
  </office:styles>
</office:document-styles>
</file>